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verdana" svg:font-family="verdana, arial, sans-serif"/>
    <style:font-face style:name="Courier New" svg:font-family="'Courier New'" style:font-family-generic="modern"/>
    <style:font-face style:name="FreeSans2" svg:font-family="FreeSans" style:font-family-generic="swiss"/>
    <style:font-face style:name="Nimbus Sans L" svg:font-family="'Nimbus Sans L'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áboa1" style:family="table" style:master-page-name="">
      <style:table-properties style:width="17cm" style:page-number="auto" table:align="margins" style:shadow="none" style:writing-mode="lr-tb"/>
    </style:style>
    <style:style style:name="Táboa1.A" style:family="table-column">
      <style:table-column-properties style:column-width="4.304cm" style:rel-column-width="2440*"/>
    </style:style>
    <style:style style:name="Táboa1.B" style:family="table-column">
      <style:table-column-properties style:column-width="12.696cm" style:rel-column-width="7198*"/>
    </style:style>
    <style:style style:name="Táboa1.A1" style:family="table-cell">
      <style:table-cell-properties style:vertical-align="middle" fo:background-color="#ccffff" fo:padding="0.097cm" fo:border="0.05pt solid #3399ff">
        <style:background-image/>
      </style:table-cell-properties>
    </style:style>
    <style:style style:name="Táboa1.B1" style:family="table-cell">
      <style:table-cell-properties fo:padding="0.097cm" fo:border-left="none" fo:border-right="0.05pt solid #3399ff" fo:border-top="0.05pt solid #3399ff" fo:border-bottom="0.05pt solid #3399ff"/>
    </style:style>
    <style:style style:name="Táboa1.A2" style:family="table-cell">
      <style:table-cell-properties style:vertical-align="middle" fo:background-color="#ccffff" fo:padding="0.097cm" fo:border-left="0.05pt solid #3399ff" fo:border-right="0.05pt solid #3399ff" fo:border-top="none" fo:border-bottom="0.05pt solid #3399ff">
        <style:background-image/>
      </style:table-cell-properties>
    </style:style>
    <style:style style:name="Táboa1.B2" style:family="table-cell">
      <style:table-cell-properties fo:padding="0.097cm" fo:border-left="none" fo:border-right="0.05pt solid #3399ff" fo:border-top="none" fo:border-bottom="0.05pt solid #3399ff"/>
    </style:style>
    <style:style style:name="Táboa1.B3" style:family="table-cell">
      <style:table-cell-properties fo:padding="0.097cm" fo:border-left="none" fo:border-right="0.05pt solid #3399ff" fo:border-top="none" fo:border-bottom="0.05pt solid #3399ff"/>
    </style:style>
    <style:style style:name="Táboa1.B4" style:family="table-cell">
      <style:table-cell-properties fo:padding="0.097cm" fo:border-left="none" fo:border-right="0.05pt solid #3399ff" fo:border-top="none" fo:border-bottom="0.05pt solid #3399ff"/>
    </style:style>
    <style:style style:name="Táboa1.B5" style:family="table-cell">
      <style:table-cell-properties fo:padding="0.097cm" fo:border-left="none" fo:border-right="0.05pt solid #3399ff" fo:border-top="none" fo:border-bottom="0.05pt solid #3399ff"/>
    </style:style>
    <style:style style:name="Táboa1.B6" style:family="table-cell">
      <style:table-cell-properties fo:padding="0.097cm" fo:border-left="none" fo:border-right="0.05pt solid #3399ff" fo:border-top="none" fo:border-bottom="0.05pt solid #3399ff"/>
    </style:style>
    <style:style style:name="P1" style:family="paragraph" style:parent-style-name="Standard">
      <style:paragraph-properties style:text-autospace="none"/>
      <style:text-properties fo:color="#000000" style:font-name="Verdana" fo:font-size="9pt" fo:language="gl" fo:country="ES" style:font-size-asian="9pt" style:font-name-complex="Verdana" style:font-size-complex="9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Verdana" fo:font-size="9pt" fo:language="gl" fo:country="ES" fo:font-weight="bold" style:font-size-asian="9pt" style:font-weight-asian="bold" style:font-name-complex="Verdana" style:font-size-complex="9pt"/>
    </style:style>
    <style:style style:name="P3" style:family="paragraph" style:parent-style-name="Standard">
      <style:paragraph-properties style:text-autospace="none"/>
      <style:text-properties fo:color="#000000" style:font-name="Verdana" fo:font-size="9pt" fo:language="gl" fo:country="ES" fo:font-weight="bold" style:font-size-asian="9pt" style:font-weight-asian="bold" style:font-name-complex="Verdana" style:font-size-complex="9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Verdana" fo:font-size="9pt" fo:language="gl" fo:country="ES" fo:font-weight="bold" style:font-size-asian="9pt" style:font-weight-asian="bold" style:font-name-complex="Verdana" style:font-size-complex="9pt" style:font-weight-complex="bold"/>
    </style:style>
    <style:style style:name="P5" style:family="paragraph" style:parent-style-name="Standard" style:list-style-name=""/>
    <style:style style:name="P6" style:family="paragraph" style:parent-style-name="Standard">
      <style:paragraph-properties style:text-autospace="none"/>
      <style:text-properties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 fo:background-color="#dbe5f1" style:text-autospace="none">
        <style:background-image/>
      </style:paragraph-properties>
      <style:text-properties fo:font-size="9pt" style:font-size-asian="9pt" style:font-size-complex="9pt"/>
    </style:style>
    <style:style style:name="P8" style:family="paragraph" style:parent-style-name="Standard" style:list-style-name="WW8Num1">
      <style:paragraph-properties fo:margin-left="0.501cm" fo:margin-right="0cm" fo:text-indent="-0.25cm" style:auto-text-indent="false" style:text-autospace="none"/>
      <style:text-properties fo:color="#000000" style:font-name="Verdana" fo:font-size="9pt" fo:language="gl" fo:country="ES" style:font-size-asian="9pt" style:font-name-complex="Verdana" style:font-size-complex="9pt"/>
    </style:style>
    <style:style style:name="P9" style:family="paragraph" style:parent-style-name="Standard" style:list-style-name="WW8Num2">
      <style:paragraph-properties fo:margin-left="0.501cm" fo:margin-right="0cm" fo:text-indent="-0.25cm" style:auto-text-indent="false" style:text-autospace="none"/>
      <style:text-properties fo:color="#000000" style:font-name="Verdana" fo:font-size="9pt" fo:language="gl" fo:country="ES" style:font-size-asian="9pt" style:font-name-complex="Verdana" style:font-size-complex="9pt"/>
    </style:style>
    <style:style style:name="P10" style:family="paragraph" style:parent-style-name="Standard" style:list-style-name="WW8Num3">
      <style:paragraph-properties fo:margin-left="0.501cm" fo:margin-right="0cm" fo:text-indent="-0.25cm" style:auto-text-indent="false" style:text-autospace="none"/>
      <style:text-properties fo:color="#000000" style:font-name="Verdana" fo:font-size="9pt" fo:language="gl" fo:country="ES" style:font-size-asian="9pt" style:font-name-complex="Verdana" style:font-size-complex="9pt"/>
    </style:style>
    <style:style style:name="P11" style:family="paragraph" style:parent-style-name="Standard" style:list-style-name="WW8Num4">
      <style:paragraph-properties fo:margin-left="0.501cm" fo:margin-right="0cm" fo:text-indent="-0.25cm" style:auto-text-indent="false" style:text-autospace="none"/>
      <style:text-properties fo:color="#000000" style:font-name="Verdana" fo:font-size="9pt" fo:language="gl" fo:country="ES" style:font-size-asian="9pt" style:font-name-complex="Verdana" style:font-size-complex="9pt"/>
    </style:style>
    <style:style style:name="P12" style:family="paragraph" style:parent-style-name="Standard" style:list-style-name="WW8Num5">
      <style:paragraph-properties fo:margin-left="0.501cm" fo:margin-right="0cm" fo:text-indent="-0.25cm" style:auto-text-indent="false" style:text-autospace="none"/>
      <style:text-properties fo:color="#000000" style:font-name="Verdana" fo:font-size="9pt" fo:language="gl" fo:country="ES" style:font-size-asian="9pt" style:font-name-complex="Verdana" style:font-size-complex="9pt"/>
    </style:style>
    <style:style style:name="P13" style:family="paragraph" style:parent-style-name="Standard" style:list-style-name="WW8Num1">
      <style:paragraph-properties fo:margin-left="0.501cm" fo:margin-right="0cm" fo:text-indent="-0.25cm" style:auto-text-indent="false" style:text-autospace="none"/>
      <style:text-properties fo:font-size="9pt" style:font-size-asian="9pt" style:font-size-complex="9pt"/>
    </style:style>
    <style:style style:name="P14" style:family="paragraph" style:parent-style-name="Standard" style:list-style-name="WW8Num2">
      <style:paragraph-properties fo:margin-left="0.501cm" fo:margin-right="0cm" fo:text-indent="-0.25cm" style:auto-text-indent="false" style:text-autospace="none"/>
      <style:text-properties fo:font-size="9pt" style:font-size-asian="9pt" style:font-size-complex="9pt"/>
    </style:style>
    <style:style style:name="P15" style:family="paragraph" style:parent-style-name="Standard" style:list-style-name="WW8Num3">
      <style:paragraph-properties fo:margin-left="0.501cm" fo:margin-right="0cm" fo:text-indent="-0.25cm" style:auto-text-indent="false" style:text-autospace="none"/>
      <style:text-properties fo:font-size="9pt" style:font-size-asian="9pt" style:font-size-complex="9pt"/>
    </style:style>
    <style:style style:name="P16" style:family="paragraph" style:parent-style-name="Standard" style:list-style-name="WW8Num5">
      <style:paragraph-properties fo:margin-left="0.501cm" fo:margin-right="0cm" fo:text-indent="-0.25cm" style:auto-text-indent="false" style:text-autospace="none"/>
      <style:text-properties fo:font-size="9pt" style:font-size-asian="9pt" style:font-size-complex="9pt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background-color="#ffffff" style:text-autospace="none">
        <style:background-image/>
      </style:paragraph-properties>
      <style:text-properties fo:font-size="9pt" style:font-size-asian="9pt" style:font-size-complex="9pt"/>
    </style:style>
    <style:style style:name="P18" style:family="paragraph" style:parent-style-name="Text_20_body">
      <style:text-properties style:font-name="FreeSans" fo:font-size="10pt" style:font-size-asian="10pt" style:font-size-complex="10pt"/>
    </style:style>
    <style:style style:name="P19" style:family="paragraph" style:parent-style-name="Text_20_body">
      <style:text-properties style:font-name="FreeSans" fo:font-size="10pt" officeooo:rsid="00221a2e" officeooo:paragraph-rsid="00221a2e" style:font-size-asian="10pt" style:font-size-complex="10pt"/>
    </style:style>
    <style:style style:name="P20" style:family="paragraph" style:parent-style-name="Text_20_body">
      <style:text-properties style:font-name="FreeSans" fo:font-size="10pt" officeooo:rsid="00229950" officeooo:paragraph-rsid="00229950" style:font-size-asian="10pt" style:font-size-complex="10pt"/>
    </style:style>
    <style:style style:name="P21" style:family="paragraph" style:parent-style-name="Text_20_body">
      <style:text-properties style:font-name="FreeSans" fo:font-size="10pt" officeooo:paragraph-rsid="0022af9c" style:font-size-asian="10pt" style:font-size-complex="10pt"/>
    </style:style>
    <style:style style:name="P22" style:family="paragraph" style:parent-style-name="Text_20_body">
      <style:text-properties style:font-name="FreeSans" fo:font-size="10pt" officeooo:rsid="0023a666" officeooo:paragraph-rsid="0023a666" style:font-size-asian="10pt" style:font-size-complex="10pt"/>
    </style:style>
    <style:style style:name="P23" style:family="paragraph" style:parent-style-name="Text_20_body">
      <style:text-properties style:font-name="FreeSans" fo:font-size="10pt" officeooo:rsid="002487c4" officeooo:paragraph-rsid="002487c4" style:font-size-asian="10pt" style:font-size-complex="10pt"/>
    </style:style>
    <style:style style:name="P24" style:family="paragraph" style:parent-style-name="Text_20_body">
      <style:text-properties style:font-name="FreeSans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text-properties style:font-name="FreeSans" fo:font-size="10pt" fo:font-weight="bold" officeooo:rsid="00229950" officeooo:paragraph-rsid="00229950" style:font-size-asian="10pt" style:font-weight-asian="bold" style:font-size-complex="10pt" style:font-weight-complex="bold"/>
    </style:style>
    <style:style style:name="P26" style:family="paragraph" style:parent-style-name="Text_20_body">
      <style:text-properties style:font-name="FreeSans" fo:font-size="10pt" fo:font-weight="bold" officeooo:rsid="00221a2e" officeooo:paragraph-rsid="00221a2e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FreeSans" fo:font-size="10pt" fo:font-weight="bold" officeooo:rsid="00221a2e" officeooo:paragraph-rsid="00221a2e" style:font-size-asian="10pt" style:font-weight-asian="bold" style:font-size-complex="10pt" style:font-weight-complex="bold"/>
    </style:style>
    <style:style style:name="P28" style:family="paragraph" style:parent-style-name="Text_20_body">
      <style:text-properties style:font-name="FreeSans" fo:font-size="10pt" fo:font-weight="bold" officeooo:rsid="0023a666" officeooo:paragraph-rsid="0023a666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FreeSans" fo:font-size="10pt" fo:font-weight="bold" officeooo:rsid="0023a666" officeooo:paragraph-rsid="0023a666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FreeSans" fo:font-size="10pt" fo:font-weight="bold" officeooo:rsid="0020ed5d" officeooo:paragraph-rsid="0020ed5d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FreeSans" fo:font-size="10pt" fo:font-weight="bold" officeooo:rsid="0024713f" officeooo:paragraph-rsid="0024713f" style:font-size-asian="10pt" style:font-weight-asian="bold" style:font-size-complex="10pt" style:font-weight-complex="bold"/>
    </style:style>
    <style:style style:name="P33" style:family="paragraph" style:parent-style-name="Text_20_body">
      <style:text-properties style:font-name="FreeSans" fo:font-size="10pt" fo:font-weight="bold" officeooo:rsid="0024713f" officeooo:paragraph-rsid="0024713f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FreeSans" fo:font-size="10pt" fo:font-weight="bold" officeooo:rsid="002487c4" officeooo:paragraph-rsid="002487c4" style:font-size-asian="10pt" style:font-weight-asian="bold" style:font-size-complex="10pt" style:font-weight-complex="bold"/>
    </style:style>
    <style:style style:name="P35" style:family="paragraph" style:parent-style-name="Text_20_body" style:list-style-name="">
      <style:paragraph-properties fo:text-align="start" style:justify-single-word="false"/>
      <style:text-properties style:font-name="FreeSans" fo:font-size="10pt" fo:font-weight="bold" officeooo:paragraph-rsid="002487c4" style:font-size-asian="10pt" style:font-weight-asian="bold" style:font-size-complex="10pt" style:font-weight-complex="bold"/>
    </style:style>
    <style:style style:name="P36" style:family="paragraph" style:parent-style-name="Text_20_body">
      <style:text-properties fo:font-variant="normal" fo:text-transform="none" fo:color="#000000" style:font-name="FreeSans" fo:font-size="10pt" fo:letter-spacing="normal" fo:font-style="normal" fo:font-weight="normal" officeooo:rsid="0024713f" officeooo:paragraph-rsid="0024713f" style:font-size-asian="10pt" style:font-size-complex="10pt"/>
    </style:style>
    <style:style style:name="P37" style:family="paragraph" style:parent-style-name="Text_20_body">
      <style:text-properties fo:font-variant="normal" fo:text-transform="none" fo:color="#000000" style:font-name="FreeSans" fo:font-size="10pt" fo:letter-spacing="normal" fo:font-style="normal" fo:font-weight="normal" officeooo:rsid="002487c4" officeooo:paragraph-rsid="002487c4" style:font-size-asian="10pt" style:font-size-complex="10pt"/>
    </style:style>
    <style:style style:name="P38" style:family="paragraph" style:parent-style-name="Text_20_body">
      <style:text-properties fo:font-variant="normal" fo:text-transform="none" fo:color="#000000" style:font-name="FreeSans" fo:font-size="10pt" fo:letter-spacing="normal" fo:font-style="normal" fo:font-weight="bold" officeooo:rsid="002487c4" officeooo:paragraph-rsid="002487c4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left="0.801cm" fo:margin-right="0cm" fo:margin-top="0cm" fo:margin-bottom="0.212cm" loext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font-name="FreeSans" fo:font-size="10pt" officeooo:rsid="00221a2e" officeooo:paragraph-rsid="00221a2e" style:font-size-asian="10pt" style:font-size-complex="10pt" fo:hyphenate="false" fo:hyphenation-remain-char-count="2" fo:hyphenation-push-char-count="2"/>
    </style:style>
    <style:style style:name="P40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26eab7" style:font-size-asian="14pt" style:font-weight-asian="normal" style:font-size-complex="14pt" style:font-weight-complex="normal"/>
    </style:style>
    <style:style style:name="P4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26eab7" style:font-size-asian="14pt" style:font-weight-asian="bold" style:font-size-complex="14pt" style:font-weight-complex="bold"/>
    </style:style>
    <style:style style:name="P4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26eab7" style:font-size-asian="14pt" style:font-size-complex="14pt"/>
    </style:style>
    <style:style style:name="P43" style:family="paragraph" style:parent-style-name="Footer">
      <style:paragraph-properties fo:text-align="end" style:justify-single-word="false"/>
      <style:text-properties fo:font-size="9pt" officeooo:paragraph-rsid="00269ec0" style:font-size-asian="9pt" style:font-size-complex="9pt"/>
    </style:style>
    <style:style style:name="T1" style:family="text">
      <style:text-properties fo:font-size="10pt" fo:language="gl" fo:country="ES" style:font-size-asian="10pt" style:font-size-complex="10pt"/>
    </style:style>
    <style:style style:name="T2" style:family="text">
      <style:text-properties style:font-name="Verdana" fo:font-size="10pt" fo:language="gl" fo:country="ES" style:font-size-asian="10pt" style:font-name-complex="Verdana" style:font-size-complex="10pt"/>
    </style:style>
    <style:style style:name="T3" style:family="text">
      <style:text-properties style:font-name="Verdana" fo:font-size="11pt" fo:language="gl" fo:country="ES" style:font-size-asian="11pt" style:font-name-complex="Verdana" style:font-size-complex="10pt" style:font-weight-complex="bold"/>
    </style:style>
    <style:style style:name="T4" style:family="text">
      <style:text-properties style:font-name="Verdana" fo:language="gl" fo:country="ES" style:font-name-complex="Verdana"/>
    </style:style>
    <style:style style:name="T5" style:family="text">
      <style:text-properties style:font-name="Verdana" fo:language="gl" fo:country="ES" style:font-name-complex="Verdana" style:font-weight-complex="bold"/>
    </style:style>
    <style:style style:name="T6" style:family="text">
      <style:text-properties fo:language="gl" fo:country="ES"/>
    </style:style>
    <style:style style:name="T7" style:family="text">
      <style:text-properties fo:color="#000000" style:font-name="Verdana" fo:font-size="11pt" fo:language="gl" fo:country="ES" style:font-size-asian="11pt" style:font-name-complex="Verdana" style:font-size-complex="11pt" style:font-weight-complex="bold"/>
    </style:style>
    <style:style style:name="T8" style:family="text">
      <style:text-properties fo:color="#000000" style:font-name="Verdana" fo:font-size="11pt" fo:language="gl" fo:country="ES" fo:font-weight="bold" style:font-size-asian="11pt" style:font-weight-asian="bold" style:font-name-complex="Verdana" style:font-size-complex="11pt" style:font-weight-complex="bold"/>
    </style:style>
    <style:style style:name="T9" style:family="text">
      <style:text-properties fo:color="#000000" style:font-name="Verdana" fo:font-size="10pt" fo:language="gl" fo:country="ES" style:font-size-asian="10pt" style:font-name-complex="Verdana" style:font-size-complex="10pt"/>
    </style:style>
    <style:style style:name="T10" style:family="text">
      <style:text-properties fo:color="#000000" style:font-name="Verdana" fo:language="gl" fo:country="ES" fo:font-weight="bold" style:font-weight-asian="bold" style:font-name-complex="Verdana"/>
    </style:style>
    <style:style style:name="T11" style:family="text">
      <style:text-properties fo:color="#000000" style:font-name="Verdana" fo:language="gl" fo:country="ES" fo:font-weight="bold" style:font-weight-asian="bold" style:font-name-complex="Verdana" style:font-weight-complex="bold"/>
    </style:style>
    <style:style style:name="T12" style:family="text">
      <style:text-properties fo:color="#000000" style:font-name="Verdana" fo:language="gl" fo:country="ES" style:font-name-complex="Verdana"/>
    </style:style>
    <style:style style:name="T13" style:family="text">
      <style:text-properties fo:color="#000000" style:font-name="Verdana" fo:language="gl" fo:country="ES" style:font-name-complex="Verdana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ed5d" style:font-weight-asian="bold" style:font-weight-complex="bold"/>
    </style:style>
    <style:style style:name="T16" style:family="text">
      <style:text-properties fo:font-weight="bold" officeooo:rsid="001ef269" style:font-weight-asian="bold" style:font-weight-complex="bold"/>
    </style:style>
    <style:style style:name="T17" style:family="text">
      <style:text-properties officeooo:rsid="001ef269"/>
    </style:style>
    <style:style style:name="T18" style:family="text">
      <style:text-properties officeooo:rsid="001f2f0e"/>
    </style:style>
    <style:style style:name="T19" style:family="text">
      <style:text-properties officeooo:rsid="0020ed5d"/>
    </style:style>
    <style:style style:name="T20" style:family="text">
      <style:text-properties officeooo:rsid="00221a2e"/>
    </style:style>
    <style:style style:name="T21" style:family="text">
      <style:text-properties officeooo:rsid="00229950"/>
    </style:style>
    <style:style style:name="T22" style:family="text">
      <style:text-properties officeooo:rsid="0022af9c"/>
    </style:style>
    <style:style style:name="T23" style:family="text">
      <style:text-properties officeooo:rsid="0023a666"/>
    </style:style>
    <style:style style:name="T24" style:family="text">
      <style:text-properties officeooo:rsid="0024713f"/>
    </style:style>
    <style:style style:name="T25" style:family="text">
      <style:text-properties officeooo:rsid="002487c4"/>
    </style:style>
    <style:style style:name="T26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T27" style:family="text">
      <style:text-properties style:font-name="Liberation Sans" fo:font-weight="normal" style:font-weight-asian="normal" style:font-weight-complex="normal"/>
    </style:style>
    <style:style style:name="T28" style:family="text">
      <style:text-properties style:font-name="Liberation Sans" fo:font-weight="normal" officeooo:rsid="000e3434" style:font-weight-asian="normal" style:font-weight-complex="normal"/>
    </style:style>
    <style:style style:name="T29" style:family="text">
      <style:text-properties style:font-name="Liberation Sans" fo:font-weight="normal" officeooo:rsid="000d5855" style:font-weight-asian="normal" style:font-weight-complex="normal"/>
    </style:style>
    <style:style style:name="T30" style:family="text">
      <style:text-properties style:font-name="Liberation Sans" fo:font-weight="normal" officeooo:rsid="000d4354" style:font-weight-asian="normal" style:font-weight-complex="normal"/>
    </style:style>
    <style:style style:name="T31" style:family="text">
      <style:text-properties style:font-name="Liberation Sans" fo:font-weight="normal" officeooo:rsid="001ac7e8" style:font-weight-asian="normal" style:font-weight-complex="normal"/>
    </style:style>
    <style:style style:name="T32" style:family="text">
      <style:text-properties style:font-name="Liberation Sans" fo:font-weight="normal" officeooo:rsid="00269ec0" style:font-weight-asian="normal" style:font-weight-complex="normal"/>
    </style:style>
    <style:style style:name="T33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35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36" style:family="text">
      <style:text-properties style:font-name="Liberation Sans" fo:font-size="10pt" fo:font-weight="bold" officeooo:rsid="001ac7e8" style:font-size-asian="10pt" style:font-weight-asian="bold" style:font-size-complex="10pt" style:font-weight-complex="bold"/>
    </style:style>
    <style:style style:name="T37" style:family="text">
      <style:text-properties style:font-name="Liberation Sans" fo:font-size="10pt" style:font-size-asian="10pt" style:font-size-complex="10pt"/>
    </style:style>
    <style:style style:name="T38" style:family="text">
      <style:text-properties style:font-name="Liberation Sans" fo:font-size="10pt" officeooo:rsid="001ac7e8" style:font-size-asian="10pt" style:font-size-complex="10pt"/>
    </style:style>
    <style:style style:name="T39" style:family="text">
      <style:text-properties style:font-name="FreeSans" fo:font-weight="normal" officeooo:rsid="000e3434" style:font-weight-asian="normal" style:font-weight-complex="normal"/>
    </style:style>
    <style:style style:name="T40" style:family="text">
      <style:text-properties fo:font-variant="normal" fo:text-transform="none" fo:color="#000000" fo:letter-spacing="normal" fo:font-style="normal" style:text-underline-style="none"/>
    </style:style>
    <style:style style:name="T41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Sect1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7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Ficha 1:</text:span><text:span text:style-name="T6"> </text:span><text:span text:style-name="T5">E</text:span><text:span text:style-name="T13">studando o ámbito xeral da miña idea de negocio</text:span><text:span text:style-name="T11"> <text:s/></text:span></text:p>
      <text:p text:style-name="P4"/>
      <text:p text:style-name="P6"><text:span text:style-name="T12">Busca información referida aos diferentes compoñentes do ámbito xeral e rexístraa nun documento para analizala. </text:span></text:p>
      <text:p text:style-name="P1"/>
      <text:p text:style-name="P7"><text:span text:style-name="T10">Ámbito xeral</text:span></text:p>
      <text:p text:style-name="P2">Posibles factores que poden afectar o negocio</text:p>
      <text:p text:style-name="P2"/>
      <text:section text:style-name="Sect1" text:name="Sección1">
        <text:p text:style-name="P3">Aspectos demográficos</text:p>
        <text:list xml:id="list6927755810651096531" text:style-name="WW8Num1">
          <text:list-item>
            <text:p text:style-name="P13"><text:span text:style-name="T12">Número de poboación</text:span></text:p>
          </text:list-item>
          <text:list-item>
            <text:p text:style-name="P8">Taxas de natalidade e mortalidade</text:p>
          </text:list-item>
          <text:list-item>
            <text:p text:style-name="P8">Repartición da poboación por idades</text:p>
          </text:list-item>
          <text:list-item>
            <text:p text:style-name="P8">Tamaño das familias</text:p>
          </text:list-item>
        </text:list>
        <text:p text:style-name="P3"/>
        <text:p text:style-name="P3">Aspectos económicos</text:p>
        <text:list xml:id="list7364818334303401988" text:style-name="WW8Num2">
          <text:list-item>
            <text:p text:style-name="P9">Poboación parada</text:p>
          </text:list-item>
          <text:list-item>
            <text:p text:style-name="P14"><text:span text:style-name="T12">Tipos de xuro</text:span></text:p>
          </text:list-item>
          <text:list-item>
            <text:p text:style-name="P14"><text:span text:style-name="T12">Impostos que se han pagar</text:span></text:p>
          </text:list-item>
          <text:list-item>
            <text:p text:style-name="P9">Situación económica xeral</text:p>
          </text:list-item>
        </text:list>
        <text:p text:style-name="P3"/>
        <text:p text:style-name="P3">Aspectos culturais e sociais</text:p>
        <text:list xml:id="list6695216178923633687" text:style-name="WW8Num3">
          <text:list-item>
            <text:p text:style-name="P10">Nivel formativo</text:p>
          </text:list-item>
          <text:list-item>
            <text:p text:style-name="P10">Estilo de vida</text:p>
          </text:list-item>
          <text:list-item>
            <text:p text:style-name="P10">Cambios sociais</text:p>
          </text:list-item>
        </text:list>
        <text:p text:style-name="P3"/>
        <text:p text:style-name="P3">Aspectos legais</text:p>
        <text:list xml:id="list211758437692176" text:continue-numbering="true" text:style-name="WW8Num3">
          <text:list-item>
            <text:p text:style-name="P15"><text:span text:style-name="T12">Normativa xeral referida a impostos, normas laborais e de prevención de riscos laborais</text:span></text:p>
          </text:list-item>
          <text:list-item>
            <text:p text:style-name="P10">Normativa específica para a actividade: autorizacións, licenzas, carnés, visados, requisitos dos espazos e lugares de traballo, titulacións mínimas do persoal etc. </text:p>
          </text:list-item>
        </text:list>
        <text:p text:style-name="P3">Aspectos tecnolóxicos</text:p>
        <text:list xml:id="list5518515755934847413" text:style-name="WW8Num4">
          <text:list-item>
            <text:p text:style-name="P11">Adiantos na tecnoloxía </text:p>
          </text:list-item>
          <text:list-item>
            <text:p text:style-name="P11">Tecnoloxía en desuso</text:p>
          </text:list-item>
        </text:list>
        <text:p text:style-name="P3"/>
        <text:p text:style-name="P3">Aspectos ambientais</text:p>
        <text:list xml:id="list4124639267361829353" text:style-name="WW8Num5">
          <text:list-item>
            <text:p text:style-name="P12">Tratamento de elementos tóxicos</text:p>
          </text:list-item>
          <text:list-item>
            <text:p text:style-name="P16"><text:span text:style-name="T12">Tratamento de refugallos </text:span></text:p>
          </text:list-item>
          <text:list-item>
            <text:p text:style-name="P12">Aforro enerxético</text:p>
          </text:list-item>
        </text:list>
      </text:section>
      <text:section text:style-name="Sect2" text:name="Sección2">
        <text:p text:style-name="P5"/>
        <text:p text:style-name="P35">* <text:span text:style-name="T25">Os dados estatísticos son referidos á Comarca do Salnés</text:span></text:p>
        <text:p text:style-name="P5"/>
        <table:table table:name="Táboa1" table:style-name="Táboa1">
          <table:table-column table:style-name="Táboa1.A"/>
          <table:table-column table:style-name="Táboa1.B"/>
          <table:table-row>
            <table:table-cell table:style-name="Táboa1.A1" office:value-type="string">
              <text:p text:style-name="P31">Aspectos Demográficos</text:p>
              <text:p text:style-name="P31"/>
            </table:table-cell>
            <table:table-cell table:style-name="Táboa1.B1" office:value-type="string">
              <text:p text:style-name="P18"><text:span text:style-name="T14">-nº Poboación: </text:span>110422 <text:span text:style-name="T17">hab.</text:span></text:p>
              <text:p text:style-name="P18"><text:span text:style-name="T14">-</text:span><text:span text:style-name="T16">Taxa de Natalidade: </text:span><text:span text:style-name="T17">7,4%</text:span></text:p>
              <text:p text:style-name="P18"><text:span text:style-name="T14">-</text:span><text:span text:style-name="T16">Taxa de Mortalidade: </text:span><text:span text:style-name="T17">9,7%</text:span></text:p>
              <text:p text:style-name="P24">- <text:span text:style-name="T18">Repartición por idades:</text:span></text:p>
              <text:p text:style-name="P21"><text:s text:c="7"/><text:span text:style-name="T18">· 0 a 19: 19,03%</text:span></text:p>
              <text:p text:style-name="P18"><text:s text:c="7"/><text:span text:style-name="T18">· 20 a 34: 20,31%</text:span></text:p>
              <text:p text:style-name="P18"><text:s text:c="7"/><text:span text:style-name="T18">· 35 a 64: 42,08%</text:span></text:p>
              <text:p text:style-name="P18"><text:s text:c="7"/><text:span text:style-name="T18">· 65 e máis: 18,57%</text:span></text:p>
              <text:p text:style-name="P21"><text:span text:style-name="T14">-</text:span><text:span text:style-name="T15">Tamaño das familias:</text:span><text:span text:style-name="T19"> 2,85</text:span></text:p>
            </table:table-cell>
          </table:table-row>
          <table:table-row>
            <table:table-cell table:style-name="Táboa1.A2" office:value-type="string">
              <text:p text:style-name="P30">Aspectos Económicos</text:p>
            </table:table-cell>
            <table:table-cell table:style-name="Táboa1.B5" office:value-type="string">
              <text:p text:style-name="P18"><text:span text:style-name="T14">-Taxa de Paro:</text:span> 27'3%</text:p>
              <text:p text:style-name="P18"><text:span text:style-name="T14">-</text:span><text:span text:style-name="T15">Tipos de xuro</text:span><text:span text:style-name="T19"> (Zona Euro): 0% anual</text:span></text:p>
              <text:p text:style-name="P18"><text:span text:style-name="T14">-</text:span><text:span text:style-name="T15">Impostos que se han de pagar: </text:span><text:span text:style-name="T19">IRPF, Imposto sobre sociedades, IVE e IBI.</text:span></text:p>
              <text:p text:style-name="P26">-Situación económica xeral:</text:p>
              <text:p text:style-name="P39">Actualmente existe unha crise económica xeral e unha alta taxa de desemprego que propicia que a xente especialmente a máis nova non hache emprego co que implica dificultades para emprender negocios ou calquera tipo de plan de vida pese a alta preparación académica, especialmente no entorno urbano e máis ainda no rural polo que consideramos que é interesante focalizarnos nesa xente e abrirlle unha ferramenta coa que emprender dende o territorio.</text:p>
            </table:table-cell>
          </table:table-row>
          <text:soft-page-break/>
          <table:table-row>
            <table:table-cell table:style-name="Táboa1.A2" office:value-type="string">
              <text:p text:style-name="P27">Aspectos Culturáis e Sociáis</text:p>
            </table:table-cell>
            <table:table-cell table:style-name="Táboa1.B5" office:value-type="string">
              <text:p text:style-name="P24">-<text:span text:style-name="T20">Nivel Formativo:</text:span></text:p>
              <text:p text:style-name="P19"><text:s text:c="6"/>·Sen estudo<text:span text:style-name="T21">s</text:span>: <text:span text:style-name="T21">11,47%</text:span></text:p>
              <text:p text:style-name="P20"><text:s text:c="6"/>·Menores de 16 anos: 15%</text:p>
              <text:p text:style-name="P19"><text:s text:c="6"/>·<text:span text:style-name="T21">Primer grado: 15,9%</text:span></text:p>
              <text:p text:style-name="P20"><text:s text:c="6"/>·Segudo grado: <text:span text:style-name="T22">47%</text:span></text:p>
              <text:p text:style-name="P20"><text:s text:c="6"/>·Terceiro grado: <text:span text:style-name="T22">10,63%</text:span></text:p>
              <text:p text:style-name="P25">-<text:span text:style-name="T23">Estilo de Vida:</text:span></text:p>
              <text:p text:style-name="P22">O estilo de vida da poboación da análise é bastante conservador no que se refire a organización social e está moi influenciado polos factores socioeconómicos dominantes na contorna como é alta taxa de paro, estacionalidade e precariedade laboral, alto índice de fracaso escolar, índices de delincuencia en crecimento, aumento de fogares desestructurados etc. Todo isto fai que que a xente abandone moi tarde o fogar familiar e emprendar un proxecto de vida. </text:p>
              <text:p text:style-name="P22">Por outra o medio condiciona o estilo de vida que na contorna é unha mistura de medio urbano con rural cunha alta densidade de poboación. As numerosas infraestructuras civís e de comunicacións fan que os fluxos sexan moi dinámicos pola proximidade ás grandes cidades e o acceso a estilos de vida contemporáneos non hacha problemas permitindo alta mobilidade da poboación. Poderiase dicer que a poboación da contorna é cosmopolita sen esquecer o apego á tradición.</text:p>
              <text:p text:style-name="P28">-Cambios Sociáis:</text:p>
              <text:p text:style-name="P22">As novas tecnoloxías supuxeron toda unha revolución na sociedade, atopándonos ante unha actividade en continua expansión e que conta co apoio da grande maioría de persoas de todos os estamentos socioeconómicos, culturáis e de idade.</text:p>
            </table:table-cell>
          </table:table-row>
          <table:table-row>
            <table:table-cell table:style-name="Táboa1.A2" office:value-type="string">
              <text:p text:style-name="P29">Aspectos Legáis</text:p>
            </table:table-cell>
            <table:table-cell table:style-name="Táboa1.B5" office:value-type="string">
              <text:p text:style-name="P28">Serán de aplicación para o desenrolo da nosa actividade os seguintes <text:span text:style-name="T24">aspectos</text:span> legáis:</text:p>
              <text:p text:style-name="P22">- Lei 34/2002, de 11 de Xullo, de Servizos da Sociedade da Información e do Comercio Electrónico.</text:p>
              <text:p text:style-name="P22">- Orde do 12 de Xullo de 2001 pola que se modifica a Orde de 21 de Marzo de 2000, pola que se regula o sistema de asignación de nomes de dominio na Internet baixo o código de España ".es".</text:p>
              <text:p text:style-name="P22">- Real Decreto 1906/1999, de 17 de Decembro, polo que se regula la contratación telefónica ou electrónica con condicións xeráis.</text:p>
              <text:p text:style-name="P22">- Lei Orgánica 15/1999, de 13 de Decembro, de Protección de dados de carácter persoal.</text:p>
              <text:p text:style-name="P22">- Real Decreto 994/1999, de 11 de Xuño, polo que se aproba o Regulamento de Medidas de Seguridade dos ficheiros automatizados que conteñan dados de carácter persoal.</text:p>
              <text:p text:style-name="P22">- Lei 5/1998, de 6 de Marzo, de transposición ao direito Español da Directiva 96/6/CE, de 11 de Marzo de 1996, sobre protección xurídica das bases de dados.</text:p>
              <text:p text:style-name="P22">- Lei 7/1998, de 13 de Abril, sobre Condicións Xeneráis da Contratación.</text:p>
              <text:p text:style-name="P22">- Real decreto 1/1996, de 12 de Abril, polo que se aproba a Lei de Propiedade Intelectual.</text:p>
              <text:p text:style-name="P22"><text:soft-page-break/>- Lei Orgánica 10/1995, de 23 de Novembro, do Código Penitenciario Común (delictos informáticos).</text:p>
              <text:p text:style-name="P22">- Lei 6/1993, de 23 de Decembro, de incorporación ao direito Español da Directiva 91/250/CE, de 14 de Maio de 1991, sobre protección xurídica de programas de ordenador.</text:p>
              <text:p text:style-name="P22"/>
              <text:p text:style-name="P22"/>
              <text:p text:style-name="P33">Outros aspectos legáis sobre o desenrolo da nosa actividade <text:span text:style-name="T25">sobre fiscalidade</text:span>:</text:p>
              <text:p text:style-name="P36">- Real Decreto Lexislativo 2/2015, de 23 de outubro, polo que se aproba o texto refundido da Lei do Estatuto dos Traballadores.</text:p>
              <text:p text:style-name="P36">-<text:span text:style-name="T25">Lei de Sociedades de Capital.</text:span></text:p>
              <text:p text:style-name="P36">-<text:span text:style-name="T25">Ordenanzas municipáis sobre licenzas de actividade.</text:span></text:p>
              <text:p text:style-name="P36">-<text:span text:style-name="T25">Lei de Imposto sobre as Sociedades.</text:span></text:p>
              <text:p text:style-name="P37">-Lei de Imposto sobre o IVE.</text:p>
              <text:p text:style-name="P37">-Lei de Marcas.</text:p>
              <text:p text:style-name="P37">-Lei de Servicios da Información e do Comercio Electrónico (LSSI)</text:p>
              <text:p text:style-name="P37">-Lei de Protección de Dados.</text:p>
              <text:p text:style-name="P38">Formación requerida do noso persoal:</text:p>
              <text:p text:style-name="P37">Grao en Dereito, Grao en Administración de Empresas, Grao en Enxeñería de Telecomunicación, Grao en Enxeñería Informática, Técnico Superior en DAM/DAW. Valoraremos formación complementaria en comercio online, SEO e formación específica en administración de sistemas.</text:p>
            </table:table-cell>
          </table:table-row>
          <table:table-row>
            <table:table-cell table:style-name="Táboa1.A2" office:value-type="string">
              <text:p text:style-name="P32">Aspectos Tecnolóxicos</text:p>
            </table:table-cell>
            <table:table-cell table:style-name="Táboa1.B5" office:value-type="string">
              <text:p text:style-name="P23">Cando se marca algunha diferencia de carácter tecnolóxico esta é rapidamente adquirida ou imitada pola competencia, sempre nun contexto de rápida obsolescencia dos equipos e programas. Aplicaremos a metodoloxía de Vixilancia Tecnolóxica para estar sempre ao día nos aspectos tecnolóxicos do sector, realizando estudos periódicos dos traballos da competencia, coidando a formación dos traballadores e acudindo ás feiras do sector, como ao certame de informática y nuevas tecnologías de Barcelona, feira de informática, multimedia e comunicaciones de Madrid (SIMO), etc.</text:p>
            </table:table-cell>
          </table:table-row>
          <table:table-row>
            <table:table-cell table:style-name="Táboa1.A2" office:value-type="string">
              <text:p text:style-name="P34">Aspectos Medioambientáis</text:p>
            </table:table-cell>
            <table:table-cell table:style-name="Táboa1.B6" office:value-type="string">
              <text:p text:style-name="P23">Xa que a nosa actividade se focaliza no consumo verde por suposto empregaremos politicas activas no eido da reciclaxe como promocionar e obligar aos nosos usuarios a empregar material reciclado e non lesivo co ambiente nos procesos productivos. Empregaremos nas nosas instalacións mobiliario e material reciclado así mesmo como hardware reciclado. Na medida do posíbel procuraremos realizar unha auditoría técnica para aforrar enerxía nas nosas instalacións e compartiremos esa información.</text:p>
            </table:table-cell>
          </table:table-row>
        </table:table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verdana" svg:font-family="verdana, arial, sans-serif"/>
    <style:font-face style:name="Courier New" svg:font-family="'Courier New'" style:font-family-generic="modern"/>
    <style:font-face style:name="FreeSans2" svg:font-family="FreeSans" style:font-family-generic="swiss"/>
    <style:font-face style:name="Nimbus Sans L" svg:font-family="'Nimbus Sans L'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'Arial Unicode MS'" style:font-family-generic="swiss" style:font-pitch="variable" fo:font-size="14pt" style:font-name-asian="Nimbus Sans L" style:font-family-asian="'Nimbus Sans L', 'Arial Unicode MS'" style:font-pitch-asian="variable" style:font-size-asian="14pt" style:font-name-complex="Nimbus Sans L" style:font-family-complex="'Nimbus Sans L', 'Arial Unicode MS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imbus Sans L" style:font-family-complex="'Nimbus Sans L', 'Arial Unicode MS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Nimbus Sans L" style:font-family-complex="'Nimbus Sans L', 'Arial Unicode MS'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fo:color="#000000" style:font-name="Verdana" fo:font-family="Verdana" style:font-family-generic="swiss" style:font-pitch="variable" fo:font-size="10pt" fo:language="gl" fo:country="ES" style:font-size-asian="10pt" style:font-name-complex="Verdana" style:font-family-complex="Verdana" style:font-family-generic-complex="swiss" style:font-pitch-complex="variable" style:font-size-complex="10pt"/>
    </style:style>
    <style:style style:name="WW8Num2z0" style:family="text">
      <style:text-properties fo:color="#000000" style:font-name="Verdana" fo:font-family="Verdana" style:font-family-generic="swiss" style:font-pitch="variable" fo:font-size="10pt" fo:language="gl" fo:country="ES" style:font-size-asian="10pt" style:font-name-complex="Verdana" style:font-family-complex="Verdana" style:font-family-generic-complex="swiss" style:font-pitch-complex="variable" style:font-size-complex="10pt"/>
    </style:style>
    <style:style style:name="WW8Num3z0" style:family="text">
      <style:text-properties fo:color="#000000" style:font-name="Verdana" fo:font-family="Verdana" style:font-family-generic="swiss" style:font-pitch="variable" fo:font-size="10pt" fo:language="gl" fo:country="ES" style:font-size-asian="10pt" style:font-name-complex="Verdana" style:font-family-complex="Verdana" style:font-family-generic-complex="swiss" style:font-pitch-complex="variable" style:font-size-complex="10pt"/>
    </style:style>
    <style:style style:name="WW8Num4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5z0" style:family="text">
      <style:text-properties fo:color="#000000" style:font-name="Verdana" fo:font-family="Verdana" style:font-family-generic="swiss" style:font-pitch="variable" fo:font-size="10pt" fo:language="gl" fo:country="ES" style:font-size-asian="10pt" style:font-name-complex="Verdana" style:font-family-complex="Verdana" style:font-family-generic-complex="swiss" style:font-pitch-complex="variable" style:font-size-complex="10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26eab7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26eab7" style:font-size-asian="14pt" style:font-size-complex="14pt"/>
    </style:style>
    <style:style style:name="MP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26eab7" style:font-size-asian="14pt" style:font-weight-asian="normal" style:font-size-complex="14pt" style:font-weight-complex="normal"/>
    </style:style>
    <style:style style:name="MP4" style:family="paragraph" style:parent-style-name="Footer">
      <style:paragraph-properties fo:text-align="end" style:justify-single-word="false"/>
      <style:text-properties fo:font-size="9pt" officeooo:paragraph-rsid="00269ec0" style:font-size-asian="9pt" style:font-size-complex="9pt"/>
    </style:style>
    <style:style style:name="MT1" style:family="text">
      <style:text-properties fo:font-variant="normal" fo:text-transform="none" fo:color="#000000" fo:letter-spacing="normal" fo:font-style="normal" style:text-underline-style="none"/>
    </style:style>
    <style:style style:name="M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style:font-name="Liberation Sans" fo:font-size="10pt" officeooo:rsid="001ac7e8" style:font-size-asian="10pt" style:font-size-complex="10pt"/>
    </style:style>
    <style:style style:name="MT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T7" style:family="text">
      <style:text-properties style:font-name="Liberation Sans" fo:font-size="10pt" fo:font-weight="bold" officeooo:rsid="001ac7e8" style:font-size-asian="10pt" style:font-weight-asian="bold" style:font-size-complex="10pt" style:font-weight-complex="bold"/>
    </style:style>
    <style:style style:name="MT8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MT9" style:family="text">
      <style:text-properties style:font-name="FreeSans" fo:font-weight="normal" officeooo:rsid="000e3434" style:font-weight-asian="normal" style:font-weight-complex="normal"/>
    </style:style>
    <style:style style:name="MT10" style:family="text">
      <style:text-properties style:font-name="Liberation Sans" fo:font-weight="normal" officeooo:rsid="000e3434" style:font-weight-asian="normal" style:font-weight-complex="normal"/>
    </style:style>
    <style:style style:name="MT11" style:family="text">
      <style:text-properties style:font-name="Liberation Sans" fo:font-weight="normal" officeooo:rsid="000d5855" style:font-weight-asian="normal" style:font-weight-complex="normal"/>
    </style:style>
    <style:style style:name="MT12" style:family="text">
      <style:text-properties style:font-name="Liberation Sans" fo:font-weight="normal" officeooo:rsid="000d4354" style:font-weight-asian="normal" style:font-weight-complex="normal"/>
    </style:style>
    <style:style style:name="MT13" style:family="text">
      <style:text-properties style:font-name="Liberation Sans" fo:font-weight="normal" officeooo:rsid="001ac7e8" style:font-weight-asian="normal" style:font-weight-complex="normal"/>
    </style:style>
    <style:style style:name="MT14" style:family="text">
      <style:text-properties style:font-name="Liberation Sans" fo:font-weight="normal" officeooo:rsid="00269ec0" style:font-weight-asian="normal" style:font-weight-complex="normal"/>
    </style:style>
    <style:style style:name="MT15" style:family="text">
      <style:text-properties style:font-name="Liberation Sans" fo:font-weight="normal" style:font-weight-asian="normal" style:font-weight-complex="normal"/>
    </style:style>
    <style:style style:name="MT16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385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5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3" text:outline-level="2"><text:span text:style-name="MT3">A </text:span><text:span text:style-name="MT4">empresa e o seu ámbito</text:span><text:span text:style-name="MT3">_</text:span><text:span text:style-name="MT5">UD</text:span><text:span text:style-name="MT6">0</text:span><text:span text:style-name="MT7">2</text:span></text:h>
      </style:header>
      <style:footer>
        <text:p text:style-name="MP4"><text:span text:style-name="MT8">_ Adrián Álvarez Lois _</text:span><text:span text:style-name="MT9"><text:tab/><text:tab/> </text:span><text:span text:style-name="MT10"><text:s text:c="2"/></text:span><text:span text:style-name="MT11">EIE_UD</text:span><text:span text:style-name="MT12">0</text:span><text:span text:style-name="MT13">2</text:span><text:span text:style-name="MT12">_</text:span><text:span text:style-name="MT11">TAREFA_apt0</text:span><text:span text:style-name="MT14">2</text:span><text:span text:style-name="MT11">_</text:span><text:span text:style-name="MT15"> </text:span><text:span text:style-name="MT16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19:31:00</meta:creation-date>
    <dc:date>2016-11-28T21:17:55.765702768</dc:date>
    <meta:editing-cycles>14</meta:editing-cycles>
    <meta:editing-duration>PT1H9M22S</meta:editing-duration>
    <meta:generator>LibreOffice/4.3.3.2$Linux_X86_64 LibreOffice_project/430m0$Build-2</meta:generator>
    <meta:document-statistic meta:table-count="1" meta:image-count="0" meta:object-count="0" meta:page-count="3" meta:paragraph-count="88" meta:word-count="1033" meta:character-count="6588" meta:non-whitespace-character-count="5592"/>
  </office:meta>
</office:document-meta>
</file>